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OLText" svg:font-family="UOLText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1f0" officeooo:paragraph-rsid="001ef1f0"/>
    </style:style>
    <style:style style:name="P2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1ef1f0" officeooo:paragraph-rsid="001ef1f0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4" style:family="paragraph" style:parent-style-name="Standard">
      <style:text-properties officeooo:rsid="001ef1f0" officeooo:paragraph-rsid="001ef1f0"/>
    </style:style>
    <style:style style:name="P5" style:family="paragraph" style:parent-style-name="Text_20_body">
      <style:text-properties officeooo:rsid="001ef1f0" officeooo:paragraph-rsid="001ef1f0"/>
    </style:style>
    <style:style style:name="P6" style:family="paragraph" style:parent-style-name="Text_20_body">
      <style:paragraph-properties fo:margin-left="0cm" fo:margin-right="0cm" fo:margin-top="0cm" fo:margin-bottom="0.529cm" loext:contextual-spacing="false" style:line-height-at-least="0.635cm" fo:orphans="2" fo:widows="2" fo:text-indent="0cm" style:auto-text-indent="false"/>
      <style:text-properties fo:font-variant="normal" fo:text-transform="none" fo:color="#666666" style:font-name="UOLText" fo:font-size="12.75pt" fo:letter-spacing="normal" fo:font-style="normal" fo:font-weight="normal"/>
    </style:style>
    <style:style style:name="T1" style:family="text">
      <style:text-properties fo:font-variant="normal" fo:text-transform="none" fo:color="#666666" style:font-name="UOLText" fo:font-size="12.75pt" fo:letter-spacing="normal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es</text:p>
      <text:p text:style-name="P1"/>
      <text:p text:style-name="P1">empresas:</text:p>
      <text:p text:style-name="P1"><text:a xlink:type="simple" xlink:href="https://pt.wikibooks.org/wiki/PostgreSQL_Prático/Introdução" text:style-name="Internet_20_link" text:visited-style-name="Visited_20_Internet_20_Link">https://pt.wikibooks.org/wiki/PostgreSQL_Pr%C3%A1tico/Introdu%C3%A7%C3%A3o</text:a></text:p>
      <text:p text:style-name="P1"/>
      <text:p text:style-name="P2">BASF (PDF format)</text:p>
      <text:p text:style-name="P3">Fujitsu</text:p>
      <text:p text:style-name="P3">Apple</text:p>
      <text:p text:style-name="P3">RedHat</text:p>
      <text:p text:style-name="P3">Sun</text:p>
      <text:p text:style-name="P3">Pervasive</text:p>
      <text:p text:style-name="P3">Mohawk Software</text:p>
      <text:p text:style-name="P3">Proximity</text:p>
      <text:p text:style-name="P3">Radio Paradise</text:p>
      <text:p text:style-name="P3">Shannon Medical Center</text:p>
      <text:p text:style-name="P3">Spiros Louis Stadium</text:p>
      <text:p text:style-name="P3">The Dravis Group OSS Report</text:p>
      <text:p text:style-name="P3">Vanten Inc.</text:p>
      <text:p text:style-name="P3">SRA</text:p>
      <text:p text:style-name="P3">Rambler</text:p>
      <text:p text:style-name="P3">Netezza</text:p>
      <text:p text:style-name="P3">VA Software</text:p>
      <text:p text:style-name="P3">Travel Post</text:p>
      <text:p text:style-name="P3">National Weather Service</text:p>
      <text:p text:style-name="P1"/>
      <text:p text:style-name="P1"><text:a xlink:type="simple" xlink:href="http://www.timbira.com.br/servicos/" text:style-name="Internet_20_link" text:visited-style-name="Visited_20_Internet_20_Link">http://www.timbira.com.br/servicos/</text:a></text:p>
      <text:p text:style-name="P1"/>
      <text:p text:style-name="P1">olx</text:p>
      <text:p text:style-name="P1"/>
      <text:p text:style-name="P1"><text:a xlink:type="simple" xlink:href="https://meunegocio.uol.com.br/academia/tecnologia/mysql-x-sql-server-x-mongodb-x-postgres--qual-banco-de-dados-escolher.html#rmcl" text:style-name="Internet_20_link" text:visited-style-name="Visited_20_Internet_20_Link">https://meunegocio.uol.com.br/academia/tecnologia/mysql-x-sql-server-x-mongodb-x-postgres--qual-banco-de-dados-escolher.html#rmcl</text:a></text:p>
      <text:p text:style-name="P5"><text:span text:style-name="Strong_20_Emphasis"><text:span text:style-name="T1">PostgreSQL</text:span></text:span></text:p>
      <text:p text:style-name="P6">O PostgreSQL, ou Postgre, é um sistema de banco de dados extremamente robusto, capaz de suportar um grande volume de dados. Além disso, ele tem baixo custo de manutenção e alta estabilidade. Para se ter uma ideia, Apple, Nasa, Skype, Metrô-SP, entre outros, utilizam o PostgreSQL como SGBD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OLText" svg:font-family="UOLText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0:23:18.285839592</meta:creation-date>
    <dc:date>2019-08-15T20:30:55.863690932</dc:date>
    <meta:editing-duration>PT5M42S</meta:editing-duration>
    <meta:editing-cycles>2</meta:editing-cycles>
    <meta:generator>LibreOffice/6.2.5.2$Linux_X86_64 LibreOffice_project/20$Build-2</meta:generator>
    <meta:document-statistic meta:table-count="0" meta:image-count="0" meta:object-count="0" meta:page-count="2" meta:paragraph-count="27" meta:word-count="92" meta:character-count="784" meta:non-whitespace-character-count="720"/>
  </office:meta>
</office:document-meta>
</file>